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37000001B3BBDC979EC30C9D6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Khmer OS System1" svg:font-family="'Khmer OS System'" style:font-pitch="variable"/>
    <style:font-face style:name="Khmer OS System" svg:font-family="'Khmer OS System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-2cm" fo:margin-right="-1.799cm" fo:text-align="center" style:justify-single-word="false" fo:text-indent="0cm" style:auto-text-indent="false" style:page-number="auto" style:shadow="none" text:number-lines="false" text:line-number="0" style:join-border="true">
        <style:tab-stops>
          <style:tab-stop style:position="8.5cm" style:type="center"/>
          <style:tab-stop style:position="17cm" style:type="right"/>
        </style:tab-stops>
      </style:paragraph-properties>
      <style:text-properties style:font-name="Khmer OS System1" fo:font-size="10pt" fo:font-weight="bold" officeooo:rsid="001ab7cd" officeooo:paragraph-rsid="001ab7cd" style:font-size-asian="10pt" style:font-weight-asian="bold" style:font-size-complex="10pt" style:font-weight-complex="bold"/>
    </style:style>
    <style:style style:name="P2" style:family="paragraph" style:parent-style-name="Footer">
      <style:paragraph-properties fo:margin-left="-2cm" fo:margin-right="-1.799cm" fo:text-align="center" style:justify-single-word="false" fo:text-indent="0cm" style:auto-text-indent="false" style:shadow="none" text:number-lines="false" text:line-number="0" style:join-border="true">
        <style:tab-stops>
          <style:tab-stop style:position="8.5cm" style:type="center"/>
          <style:tab-stop style:position="17cm" style:type="right"/>
        </style:tab-stops>
      </style:paragraph-properties>
      <style:text-properties style:font-name="Khmer OS System1" fo:font-size="10pt" fo:font-style="normal" fo:font-weight="bold" officeooo:rsid="001eaceb" officeooo:paragraph-rsid="001eaceb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1e5dbd" officeooo:paragraph-rsid="001e5dbd" fo:background-color="transparen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e5dbd" officeooo:paragraph-rsid="003357bd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f0269" officeooo:paragraph-rsid="001f0269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1259a" officeooo:paragraph-rsid="0021259a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283f8" officeooo:paragraph-rsid="002283f8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3abd9" officeooo:paragraph-rsid="0023abd9" fo:background-color="transparen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23abd9" officeooo:paragraph-rsid="00242373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5776b" officeooo:paragraph-rsid="0025776b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25776b" officeooo:paragraph-rsid="00257e0e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5776b" officeooo:paragraph-rsid="00320fda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257e0e" officeooo:paragraph-rsid="00257e0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274095" officeooo:paragraph-rsid="00274095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2901cb" officeooo:paragraph-rsid="002901cb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2a12da" officeooo:paragraph-rsid="002a12da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2b40df" officeooo:paragraph-rsid="002b40df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2b40df" officeooo:paragraph-rsid="00274095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2c2396" officeooo:paragraph-rsid="002c2396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c2396" officeooo:paragraph-rsid="002c2396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e0a6f" officeooo:paragraph-rsid="002e0a6f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ef742" officeooo:paragraph-rsid="00320fda" fo:background-color="transparen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ffd61" officeooo:paragraph-rsid="002ffd61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320fda" officeooo:paragraph-rsid="00320fda" fo:background-color="transparen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3357bd" officeooo:paragraph-rsid="003357bd" fo:background-color="transparen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33aaf1" officeooo:paragraph-rsid="0033aaf1" fo:background-color="transparen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50983" officeooo:paragraph-rsid="00350983" fo:background-color="transparen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3691a9" officeooo:paragraph-rsid="003691a9" fo:background-color="transparen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379fa6" officeooo:paragraph-rsid="00379fa6" fo:background-color="transparen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989a1" officeooo:paragraph-rsid="003989a1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ef742" officeooo:paragraph-rsid="00320fda" fo:background-color="#ffff0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379fa6" officeooo:paragraph-rsid="00379fa6" fo:background-color="#ffff0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bold" officeooo:rsid="00257e0e" officeooo:paragraph-rsid="00257e0e" fo:background-color="transparent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bold" officeooo:rsid="002283f8" officeooo:paragraph-rsid="002283f8" fo:background-color="transparent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bold" officeooo:rsid="002901cb" officeooo:paragraph-rsid="002901cb" fo:background-color="transparent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bold" officeooo:rsid="00274095" officeooo:paragraph-rsid="00274095" fo:background-color="transparent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2c2396" officeooo:paragraph-rsid="002c2396" fo:background-color="transparent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underline-style="none" fo:font-weight="bold" officeooo:rsid="001f0269" officeooo:paragraph-rsid="001f0269" fo:background-color="transparent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bold" officeooo:rsid="0021259a" officeooo:paragraph-rsid="0021259a" fo:background-color="transparent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bold" officeooo:rsid="002ffd61" officeooo:paragraph-rsid="002ffd61" fo:background-color="transparent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bold" officeooo:rsid="00350983" officeooo:paragraph-rsid="00350983" fo:background-color="transparent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bold" officeooo:rsid="003691a9" officeooo:paragraph-rsid="003691a9" fo:background-color="transparent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bold" officeooo:rsid="00379fa6" officeooo:paragraph-rsid="00379fa6" fo:background-color="transparen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bold" officeooo:rsid="003989a1" officeooo:paragraph-rsid="003989a1" fo:background-color="transparent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8f1f" style:font-style-asian="normal" style:font-style-complex="normal"/>
    </style:style>
    <style:style style:name="T4" style:family="text">
      <style:text-properties officeooo:rsid="0021259a"/>
    </style:style>
    <style:style style:name="T5" style:family="text">
      <style:text-properties officeooo:rsid="0023abd9"/>
    </style:style>
    <style:style style:name="T6" style:family="text">
      <style:text-properties officeooo:rsid="00242373"/>
    </style:style>
    <style:style style:name="T7" style:family="text">
      <style:text-properties style:text-position="super 58%"/>
    </style:style>
    <style:style style:name="T8" style:family="text">
      <style:text-properties officeooo:rsid="00274095"/>
    </style:style>
    <style:style style:name="T9" style:family="text">
      <style:text-properties officeooo:rsid="002901c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a12da"/>
    </style:style>
    <style:style style:name="T12" style:family="text">
      <style:text-properties style:text-underline-style="solid" style:text-underline-width="auto" style:text-underline-color="font-color" officeooo:rsid="002a12da"/>
    </style:style>
    <style:style style:name="T13" style:family="text">
      <style:text-properties officeooo:rsid="002b40df"/>
    </style:style>
    <style:style style:name="T14" style:family="text">
      <style:text-properties officeooo:rsid="002c2396"/>
    </style:style>
    <style:style style:name="T15" style:family="text">
      <style:text-properties officeooo:rsid="0030f9f4"/>
    </style:style>
    <style:style style:name="T16" style:family="text">
      <style:text-properties officeooo:rsid="00320fda"/>
    </style:style>
    <style:style style:name="T17" style:family="text">
      <style:text-properties officeooo:rsid="002ef742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2ef742" fo:background-color="#ffffff" loext:char-shading-value="0"/>
    </style:style>
    <style:style style:name="T20" style:family="text">
      <style:text-properties officeooo:rsid="003691a9"/>
    </style:style>
    <style:style style:name="T21" style:family="text">
      <style:text-properties officeooo:rsid="00379fa6"/>
    </style:style>
    <style:style style:name="T22" style:family="text">
      <style:text-properties officeooo:rsid="003989a1"/>
    </style:style>
    <style:style style:name="T23" style:family="text">
      <style:text-properties officeooo:rsid="003b02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R de la réunion de travail sur les coopératives d'habitants</text:p>
      <text:p text:style-name="P38">jeudi 12 janvier 2017</text:p>
      <text:p text:style-name="P5"/>
      <text:p text:style-name="P5">Animatrice : Audrey Golluccio <text:span text:style-name="T4">de Habicoop-Aura</text:span></text:p>
      <text:p text:style-name="P5"/>
      <text:p text:style-name="P6">Présents : Adèle , Camille , Emilie , Roxane , Yan , Dédé , Vincent , Marie-Claude , Alix , <text:s/>Françoise .</text:p>
      <text:p text:style-name="P6"/>
      <text:p text:style-name="P39">Présentation de Habicoop qui regroupe 2 entités :</text:p>
      <text:p text:style-name="P6">1- Habicoop Aura : accompagnement pour le montage de coopératives + essaimage d'autres structures d'accompagnement . 2 salariées . Se concentrent sur la région Auvergne-Rhône-Alpes .</text:p>
      <text:p text:style-name="P6">2- Fédération des coopératives d'habitants . Peu de moyens . Travail au niveau national sur les décrets par ex .</text:p>
      <text:p text:style-name="P6"/>
      <text:p text:style-name="P7"><text:span text:style-name="T10">Tour de table</text:span> précisant ce qu'on sait et ce qu'on espère de cette réunion , entre autres :</text:p>
      <text:p text:style-name="P7">- cadre qui permette l'épanouissement</text:p>
      <text:p text:style-name="P7">- relance de l'habitat sur l'écolieu</text:p>
      <text:p text:style-name="P7">- solution hors spéculation</text:p>
      <text:p text:style-name="P7">- bases des coopératives d'habitants</text:p>
      <text:p text:style-name="P7">- lien possible avec coop en habitant plus loin</text:p>
      <text:p text:style-name="P7"/>
      <text:p text:style-name="P34">La coopérative d'habitants , <text:span text:style-name="T8">choix du type de société </text:span>:</text:p>
      <text:p text:style-name="P7">statuts juridiques seulement depuis 2014 en France</text:p>
      <text:p text:style-name="P9">La coop d'habitants fait partie du grand groupe des habitats participatifs ( mutualisation des espaces , consultation des habitants ) , mais en plus dans la coop , celui qui habite = celui qui décide .</text:p>
      <text:p text:style-name="P9"/>
      <text:p text:style-name="P7">1- Propriété collective ; les habitants ont des parts sociales et sont gestionnaires de la coop.</text:p>
      <text:p text:style-name="P7">2- Gouvernance démocratique : 1 homme/1voix quel que soit le nombre de parts et l'implication .</text:p>
      <text:p text:style-name="P7">Parts de différentes <text:span text:style-name="T6">class</text:span>es : parts A = <text:s/>habitants , droit de vote <text:span text:style-name="T6">majoritaire pour les habitants </text:span>mini 70 % ; parts B = <text:span text:style-name="T5">investisseur</text:span>s non habitants , droit de vote maxi 30 % ; parts C = sans droit de vote , <text:span text:style-name="T5">mais parts donnant droit à intérêts versés quand la coop commence à faire des bénéfices .</text:span></text:p>
      <text:p text:style-name="P8">3- Non spéculation : l'objet de la coop est un service pour ses associés ( logements de qualité , à prix abordable ) mais ce n'est pas un bien financier .</text:p>
      <text:p text:style-name="P8"/>
      <text:p text:style-name="P17">Pour les détenteurs de parts A : obligation de rester 5 années comme implication minimale .</text:p>
      <text:p text:style-name="P17"/>
      <text:p text:style-name="P8">Quand on quitte la coop , on revend ses parts , leur re-valorisation maxi suit l'indice du coût de la vie . Parfois on peut changer de classe : on garde des parts , qui deviennent des parts B .</text:p>
      <text:p text:style-name="P31"/>
      <text:p text:style-name="P22"><text:span text:style-name="T16">Quand de n</text:span>ouvelles personnes arriv<text:span text:style-name="T16">e</text:span>nt dans <text:span text:style-name="T16">un</text:span> foyer :</text:p>
      <text:p text:style-name="P22">tout locataire doit être associé ( au minimum en prenant 1 part A ) y compris conjoint , enfant adulte .</text:p>
      <text:p text:style-name="P22">Définir si un couple = 2 voix ou 1 seule , a priori 2 personnes = 2 voix .</text:p>
      <text:p text:style-name="P22">Peut-être établir une modération par foyer : 2 voix maxi par foyer ( même si enfant adulte en plus )</text:p>
      <text:p text:style-name="P31"/>
      <text:p text:style-name="P29">On peut sous-louer son logement à condition que la personne prenne 1 part . Impossible dans habitat social .</text:p>
      <text:p text:style-name="P32"/>
      <text:p text:style-name="P10">Remarque sur la propriété immobilière : elle se compose de la nu-propriété ( possession matérielle )et de l'usufruit ( droit d'habiter , de louer et même parfois de vendre ce droit ) .</text:p>
      <text:p text:style-name="P10"/>
      <text:p text:style-name="P10">La société choisie pour les coopératives d'habitants est la « Société par Actions Simplifiée coopérative à capital variable » laissant le plus de liberté pour les statuts . C'est une société commerciale , qui paie l'impôt sur les sociétés quand elle fait ds bénéfices (au bout de 25 a par ex. ) . Impossible de baisser les loyers à ce moment car le fisc veille au grain !</text:p>
      <text:p text:style-name="P10">Le capital variable permet d'intégrer de nouveaux associés ; il suffit de faire une déclaration annuelle .</text:p>
      <text:p text:style-name="P31"><text:soft-page-break/></text:p>
      <text:p text:style-name="P22">Coopérative SAS : statuts libres mais président obligatoire .</text:p>
      <text:p text:style-name="P22">Personnes morales peuvent avoir des parts B .</text:p>
      <text:p text:style-name="P12"/>
      <text:p text:style-name="P10">La création de cette SAS coop , est le fait du groupe de futurs habitants :</text:p>
      <text:p text:style-name="P10">- apport de parts sociales A</text:p>
      <text:p text:style-name="P10">- cet apport représente la base de fonds propres soit 15 % à 20 % de l'ensemble de l'opération immobilière = foncier + coût de la construction + honoraires divers ( accompagnement , architecte ,… )</text:p>
      <text:p text:style-name="P10">- le financement du reste se fait par l'emprunt et par subventions ( aspects retenus : construction écologique , situation des habitants : intergénérationnel permettant d'entourer des personnes vieillissantes , personnes en difficulté sociale … )</text:p>
      <text:p text:style-name="P10"/>
      <text:p text:style-name="P11">Ex. à Vaux-en-Velin , Chamorel les Barges : T1 et T2 pour des personnes &gt; 55 ans ; 16 habitants dont 13 peuvent faire bénéficier d'un PLS -prêt locatif social- ; salle de bien-être , studio pour les aidants , aménagements spécifiques , mutualisation des services . </text:p>
      <text:p text:style-name="P13">http://www.habicoop.fr/spip.php?article436</text:p>
      <text:p text:style-name="P8"/>
      <text:p text:style-name="P33">Les prêts sociaux :</text:p>
      <text:p text:style-name="P33"/>
      <text:p text:style-name="P13">PLAI ( insertion ) pour les personnes ayant très peu de ressources</text:p>
      <text:p text:style-name="P13">PLUS pour les personnes ayant des ressources faibles</text:p>
      <text:p text:style-name="P13">Ces 2 dispositifs ne peuvent passer que par un bailleur social ( type HLM )</text:p>
      <text:p text:style-name="P13">PLS : personnes ayant des ressources moyennes , mais la zone d'attribution de ce prêt est précise et correspond plus à des zones urbaines tendues , peu de chance que la Bresse en fasse partie !</text:p>
      <text:p text:style-name="P13"/>
      <text:p text:style-name="P13">Quand un bailleur intervient sur un projet de coopérative d'habitants , on crée une copropriété avec la coopérative .</text:p>
      <text:p text:style-name="P13">Ex du Village vertical : la coop est propriétaire du foncier et de 10 logements . Un bail « à construction » est signé avec le bailleur social pour 55 ans . Il finance les logements qui le concernent et récupère les loyers . Après 56 ans , ces logements appartiendront à la coopérative . Les Villageois sont associés à la commission de choix des locataires sociaux ; une formation est nécessaire aux Villageois pour mieux gérer les difficultés de cohabitation générée par la mixité sociale .</text:p>
      <text:p text:style-name="P13">Le bailleur est associé (parts B) mais pas propriétaire des logements de la coopérative ; du coup en tant qu'associé il ne peut pas financer des logements PLAI ou PLUS .</text:p>
      <text:p text:style-name="P13"/>
      <text:p text:style-name="P13">Le PLS fonctionne aussi pour bailleurs privés . Le taux du prêt est celui du livret A , sur une durée longue de 30 , <text:s/>40 ans si la coopérative a une garantie d'une collectivité locale ou peut hypothéquer son bien . Un prêt long permet de lisser les dépenses sur une longue période , donc de faire des loyers cohérents sur le long terme – ce qui évite de pénaliser les 1ers <text:s/><text:span text:style-name="T7"><text:s/></text:span>locataires , au moment où la coopérative a le maximum de charges - <text:s/></text:p>
      <text:p text:style-name="P13">La TVA est à 5,5 % sur les parties de construction concernant les habitants relevant du PLS , et exonération de taxe foncière pendant 25 ans . </text:p>
      <text:p text:style-name="P13">En contrepartie , les habitants concernés par le PLS doivent avoir des revenus sous un certain plafond et le loyer est plafonné pendant la durée de l'emprunt .</text:p>
      <text:p text:style-name="P13"/>
      <text:p text:style-name="P24">Avec un PLS , les loyers sont plafonnés <text:s/>.</text:p>
      <text:p text:style-name="P15">PLS et calendrier : on peut en prendre plusieurs à la suite selon les phases de construction .</text:p>
      <text:p text:style-name="P35"/>
      <text:p text:style-name="P35">Les subventions :</text:p>
      <text:p text:style-name="P35"/>
      <text:p text:style-name="P15">Ici nous sommes en zone de revitalisation rurale . On peut axer notre demande sur la précarité énergétique / l'aspect participatif / l'éducation populaire / l'intergénérationnel .</text:p>
      <text:p text:style-name="P15"><text:soft-page-break/>Voir la Région , l'ADEME , l'Europe , les Mutuelles retraite …</text:p>
      <text:p text:style-name="P15"/>
      <text:p text:style-name="P36">Les loyers dans la coopérative :</text:p>
      <text:p text:style-name="P14"/>
      <text:p text:style-name="P14">Frais de la coopérative :</text:p>
      <text:p text:style-name="P14">- emprunts à rembourser , capital et intérêts</text:p>
      <text:p text:style-name="P14">- taxe foncière</text:p>
      <text:p text:style-name="P14">- charges de propriétaire : charges locatives ( comptable , coup de pinceau qd changement de locataire ) + assurances</text:p>
      <text:p text:style-name="P14">- provisions : pour les vacances ( logement vide ) et les impayés – ce qui permet une certaine solidarité à condition de se donner un cadre préalablement - <text:s/>+ pour les gros entretiens ( la coop doit gérer le bien dans le temps )</text:p>
      <text:p text:style-name="P14"/>
      <text:p text:style-name="P19">La coopérative visite chaque année les logements . Cela permet de rappeler les règles , de voir le bon entretien , de voir les améliorations faites ou les dégradations .</text:p>
      <text:p text:style-name="P19"><text:s/></text:p>
      <text:p text:style-name="P14">Associé coop est locataire : il paye en plus des charges , une redevance mensuelle qui comprend :</text:p>
      <text:p text:style-name="P14">- pour 80 % un loyer classique sur lequel il peut percevoir l'APL</text:p>
      <text:p text:style-name="P14">- pour 20 % une épargne <text:span text:style-name="T11">placée sur con compte d'associé , qu'il pourra récupérer à son départ .</text:span></text:p>
      <text:p text:style-name="P18"/>
      <text:p text:style-name="P17">Cela pose la question de la difficulté à gérer les entrées/sorties de la coopérative . Quelle est la capacité de la coop à rembourser quelqu'un qui part ?</text:p>
      <text:p text:style-name="P17">La coop peut rembourser le compte d'associé quand elle en a les moyens – les parts par contre elle est obligée de les rembourser dans les 2 à 5 ans après le départ de l'associé , <text:span text:style-name="T14">sauf si cela met en danger le capital de la coopérative</text:span> - . Si l'associé n'est pas remboursé de son épargne , il garde 1 part B pour rester associé .</text:p>
      <text:p text:style-name="P17"/>
      <text:p text:style-name="P17">S'il n'y a pas de PLS , la coopérative peut simplement augmenter les loyers en cas de difficultés . Certains groupes préfèrent le système de capitalisation : c’est-à-dire bénéficier de la réussite de la coopérative .</text:p>
      <text:p text:style-name="P17">Ce qui peut permettre plus d'équité dans le temps : loyer petit + compte d'associé tant que la coopérative a des besoins pour rembourser ses emprunts ; quand moins de besoins , loyer petit seul . <text:s/>Cela évite d'avoir de gros loyers au début puis des petits loyers quand les besoins diminuent .</text:p>
      <text:p text:style-name="P17">Les fonds propres peuvent être encouragés ( compte d'associé ) mais attention d'éviter les disparités entre associés , car elles créent des malaises .</text:p>
      <text:p text:style-name="P17">Ne pas apporter plus de 25 % de la valeur du logement ( 20 % en moyenne ) sinon cela renforce le problème du départ de la coopérative . Il faut trouver un remplaçant !</text:p>
      <text:p text:style-name="P17">On essaie de rembourser plus vite la part du compte d'associé qui correspond à l'apport initial – au début du projet - .</text:p>
      <text:p text:style-name="P17"/>
      <text:p text:style-name="P17">Un travail est fait par la fédération sur un outil mutualisé par les coopératives adhérentes : un fonds d'épargne citoyenne , dans lequel toutes <text:s/>les provisions seraient déposées . Dispositif cf Terre de liens .</text:p>
      <text:p text:style-name="P14"/>
      <text:p text:style-name="P24">Locataire non associé : l<text:span text:style-name="T19">a coopérative peut recevoir des redevances de personnes non associées à <text:s/>titre accessoire &lt; 20 % ( </text:span><text:span text:style-name="T18">po</text:span>ur un <text:span text:style-name="T17">local non logement ) .</text:span></text:p>
      <text:p text:style-name="P24"/>
      <text:p text:style-name="P14"><text:span text:style-name="T10">Travail du groupe qui constitue la coopérative </text:span>: <text:span text:style-name="T9">essayer de balayer toutes les questions possibles !</text:span></text:p>
      <text:p text:style-name="P14">- rédiger le contrat locatif</text:p>
      <text:p text:style-name="P14">- préciser le cadre de l'intervention collective pour les impayés</text:p>
      <text:p text:style-name="P14">- cadrer la question du bénévolat , <text:span text:style-name="T9">quand l'associé participe à l'amélioration de son logement et qu'il réclame un remboursement qd il quitte la coop </text:span>( par ex . décider d'une plus-value ou d'une moins-value sur la reprise du logement <text:s/>)</text:p>
      <text:p text:style-name="P14">- <text:span text:style-name="T15">définir les loyers de manière juste afin d'éviter les fluctuations dans le temps . ( Les baux sont encadrés par la loi de 1989 ) .</text:span></text:p>
      <text:p text:style-name="P14"><text:soft-page-break/>- <text:span text:style-name="T13">rédiger la charte financière qui sera signée avec chaque associé : montant du loyer et évolution , apport financier demandé aux nouveaux associés , quelles priorités pour le remboursement des comptes d'associés ... </text:span></text:p>
      <text:p text:style-name="P14"/>
      <text:p text:style-name="P15">Remarque : Habicoop travaille avec des juristes .</text:p>
      <text:p text:style-name="P15"/>
      <text:p text:style-name="P35">Coopérative et auto-construction :</text:p>
      <text:p text:style-name="P15">pour l'instant , seulement dans de petits projets . <text:span text:style-name="T11">Ce qui est prévu : «  apport travail » = part en industrie </text:span><text:span text:style-name="T12">cessible</text:span><text:span text:style-name="T11"> .</text:span></text:p>
      <text:p text:style-name="P16">Dans la loi actuelle , une part en industrie n'est pas égale à une part normale : on peut bénéficier des services , mais on ne peut pas récupérer d'argent .</text:p>
      <text:p text:style-name="P16">Actuellement , on travaille sur cet aspect de la loi :</text:p>
      <text:p text:style-name="P16">x heures = x parts sociales qui ont les mêmes qualités de cession que les autres . Mais l'arrêté n'est toujours pas paru car concerne 3 ministères . Question difficile : quelle valorisation ? Risque de requalification en travail au noir , question de la fiscalité .</text:p>
      <text:p text:style-name="P3"/>
      <text:p text:style-name="P37">Mutualisation /partage :</text:p>
      <text:p text:style-name="P20"/>
      <text:p text:style-name="P20">Classiquement : buanderie , petit matériel , un plus loin : repas , voiture , salle de musique …</text:p>
      <text:p text:style-name="P20">Coopérative c'est aussi une autre manière de vivre ensemble . Les frais générés peuvent être répartis dans les loyers . </text:p>
      <text:p text:style-name="P21">Par rapport aux aménagements personnels des logements :</text:p>
      <text:p text:style-name="P21">- soit elle paye tout mais la même chose à tout le monde</text:p>
      <text:p text:style-name="P21">- soit elle ne paye rien</text:p>
      <text:p text:style-name="P21"/>
      <text:p text:style-name="P21">Statut des parties communes : elles peuvent être financées par le PLS dans une limite/logement</text:p>
      <text:p text:style-name="P21">Pour l'équilibre budgétaire elles correspondent à 12-15 % car plus cela crée un problème de loyer non perçu .</text:p>
      <text:p text:style-name="P21"/>
      <text:p text:style-name="P40">Transmission :</text:p>
      <text:p text:style-name="P40"/>
      <text:p text:style-name="P23">Les ayant-droit n'ont pas le droit de reprendre le logement : s'ils le souhaitent , ils doivent être admis comme associés par l'assemblée de la coopérative .</text:p>
      <text:p text:style-name="P23">La coopérative a 2 ans pour rembourser le capital ; pour le compte d'associé , même règle que pour un associé vivant : la coop rembourse quand elle en a les moyens .</text:p>
      <text:p text:style-name="P23"/>
      <text:p text:style-name="P25"><text:span text:style-name="T10">La loi ALUR</text:span> ( accès au logement et urbanisme rénovés ) : ce que ça change</text:p>
      <text:p text:style-name="P25"/>
      <text:p text:style-name="P25">Avant</text:p>
      <text:p text:style-name="P25">pas de lien direct entre la détention de parts et la location : si je faillis en tant qu'associé , la coop ne peut pas me mettre dehors car j'ai un bail indépendant  .</text:p>
      <text:p text:style-name="P25"/>
      <text:p text:style-name="P25">Après </text:p>
      <text:p text:style-name="P25">« contrat coopératif » bail + associé ; mais pas reconnu en cas de PLS et pour les APL</text:p>
      <text:p text:style-name="P25"/>
      <text:p text:style-name="P25">Définition de ce qu'est une société d'habitat coopératif .</text:p>
      <text:p text:style-name="P25"/>
      <text:p text:style-name="P25">Obligation de constituer des provisions</text:p>
      <text:p text:style-name="P25"/>
      <text:p text:style-name="P25">Non spéculation mais incohérence dans le texte* ( 3 manières de définir le taux de remboursement ! )</text:p>
      <text:p text:style-name="P4"/>
      <text:p text:style-name="P26">Parts en industrie cessibles .</text:p>
      <text:p text:style-name="P26"/>
      <text:p text:style-name="P26">Revalorisation au moment du remboursement à la valeur nominale prévue <text:s/>( taux Indice de révision d<text:span text:style-name="T22">e</text:span>s <text:soft-page-break/>loyers )</text:p>
      <text:p text:style-name="P26"/>
      <text:p text:style-name="P28">Coop « ALUR » : 1 coop par opération , éventuellement en plusieurs tranches . On est plus sur l'idée d'essaimage que du regroupement d'un grand nombre d'adhérents .</text:p>
      <text:p text:style-name="P28"/>
      <text:p text:style-name="P28">Obligation de mettre en réserve 15 % du résultat annuel <text:s/>qui sera destiné à l'entretien et la maintenance des bâtiments .</text:p>
      <text:p text:style-name="P28"/>
      <text:p text:style-name="P26">*Du coup c'est la Fédération qui est garante de la non spéculation ; elle prend 1 part de blocage pour la cession des parts ( part H droit de veto ) ; elle est consultée à chaque cession .</text:p>
      <text:p text:style-name="P26"/>
      <text:p text:style-name="P41">Quand la coop a fini de rembourser ses prêts , <text:span text:style-name="T20">que se passe-t-il </text:span>?</text:p>
      <text:p text:style-name="P27">- emprunts longs 30 , 40 ans</text:p>
      <text:p text:style-name="P27">- provisions pour entretien mais cela ne couvrira pas forcément tout : on peut réemprunter .</text:p>
      <text:p text:style-name="P27">- à éviter : gros effets d’opportunité ( par ex. baisse de la redevance ) car tout le monde aurait intérêt à attendre ce moment pour entrer dans la coop <text:s/>.</text:p>
      <text:p text:style-name="P27">- fonds de mutualisation grossi en maintenant le niveau de la redevance . La différence va dans le fonds . Cercle vertueux , cela change simplement l'équilibre entre répartition loyer/épargne .</text:p>
      <text:p text:style-name="P27"/>
      <text:p text:style-name="P42">Facilité d'emprunter ?</text:p>
      <text:p text:style-name="P42"/>
      <text:p text:style-name="P28">Un travail est fait au national vers les banques : nouveau marché , meilleure image que SCI .</text:p>
      <text:p text:style-name="P28">Habicoop peut intervenir pour présenter les coop d'habitants à la banque choisie . Passer plutôt par le contact national qui a été en relation avec Habicoop .</text:p>
      <text:p text:style-name="P28">Crédit mutuel , crédit agricole OK</text:p>
      <text:p text:style-name="P28">Caisse d' épargne : non</text:p>
      <text:p text:style-name="P28">La banque postale : le début</text:p>
      <text:p text:style-name="P28">Pour les projets de retraités penser aux caisses de retraite et mutuelles .</text:p>
      <text:p text:style-name="P28"/>
      <text:p text:style-name="P42">Travail <text:span text:style-name="T21">du groupe constitué :</text:span></text:p>
      <text:p text:style-name="P28"/>
      <text:p text:style-name="P28">1- Définir le profil financier : Revenus fiscaux de référence / fonds propres / types de logements .</text:p>
      <text:p text:style-name="P28">2- Recherche d'un montage :</text:p>
      <text:p text:style-name="P28">- accès foncier</text:p>
      <text:p text:style-name="P28">- partenariat avec bailleur social ( si nécessaire ou <text:s/>si cela dans la volonté du groupe )</text:p>
      <text:p text:style-name="P28">- type d'emprunt</text:p>
      <text:p text:style-name="P28">- montant des apports en fonds propres</text:p>
      <text:p text:style-name="P28">- niveaux des loyers</text:p>
      <text:p text:style-name="P28"/>
      <text:p text:style-name="P43">Comment faire quand différences de revenus entre locataires ?</text:p>
      <text:p text:style-name="P43"/>
      <text:p text:style-name="P29">- recherche de subventions pour compenser</text:p>
      <text:p text:style-name="P29">- compte d'associé de ceux qui ont de l'argent bloqué <text:s/></text:p>
      <text:p text:style-name="P29">- emprunt PLS</text:p>
      <text:p text:style-name="P29">- différents niveaux de redevance selon les revenus : par ex. épargne plus forte ( voir ex. Toulouse )</text:p>
      <text:p text:style-name="P43"/>
      <text:p text:style-name="P43">Revente de parts :</text:p>
      <text:p text:style-name="P29">- impôt sur le revenu portant sur la plus-value</text:p>
      <text:p text:style-name="P29">- droit de cession de 5 % pour l'entrant</text:p>
      <text:p text:style-name="P29">La coop peut choisir du coup de rembourser les parts et d'en créer d'autres pour les nouveaux venus .</text:p>
      <text:p text:style-name="P29"/>
      <text:p text:style-name="P43"/>
      <text:p text:style-name="P43"><text:soft-page-break/>Chantier :</text:p>
      <text:p text:style-name="P29">On peut déléguer la maîtrise d’œuvre , mais bien préciser les limites de la délégation . + cher mais – de risque . ( 3 à 15 % des travaux )</text:p>
      <text:p text:style-name="P29"/>
      <text:p text:style-name="P43">Exemple de coopératives d'habitants :</text:p>
      <text:p text:style-name="P29">La Gargousse à Lyon , 15 à 17 % d'espaces communs ( 65 m² )</text:p>
      <text:p text:style-name="P29">HABRICOO à Toulouse</text:p>
      <text:p text:style-name="P29">Lislejourdain en auto-construction</text:p>
      <text:p text:style-name="P29">Mascoop vers Toulouse</text:p>
      <text:p text:style-name="P29">Graine de bitume à Grenoble</text:p>
      <text:p text:style-name="P29">Ferney-Voltaire</text:p>
      <text:p text:style-name="P29">Bordeaux 3 projets</text:p>
      <text:p text:style-name="P29"><text:span text:style-name="T22">R</text:span>emarque : c'est rare qu'il y ait tous les habitants dès le début du projet ; groupes non figés .</text:p>
      <text:p text:style-name="P29">La coop vit plus longtemps que ses associés .</text:p>
      <text:p text:style-name="P29"/>
      <text:p text:style-name="P43">AG d'Habicoop-Aura le 8 avril à Lyon .</text:p>
      <text:p text:style-name="P29"/>
      <text:p text:style-name="P43">Accompagnement de projets <text:span text:style-name="T22">par HABICOOP :</text:span></text:p>
      <text:p text:style-name="P43"/>
      <text:p text:style-name="P29">1- complet : du début jusqu'à 1 an après l'entrée dans les logements ( soit environ 5 ans ) , région Auvergne Rhône-Alpes . Accompagnement du groupe dans le temps , partenariat . Forfait unique ( cela permet une mutualisation entre les groupes suivis ) = 3,5 % du coût des travaux HT .</text:p>
      <text:p text:style-name="P29">Phasage du paiement : début quand l'emprunt est acquis .</text:p>
      <text:p text:style-name="P29">Avant Vauquier : 3000 €/an environ ; après Vauquier 7000 € ; aides à trouver , subventions , aménagements possibles . <text:span text:style-name="T22">Fonds d'amorçage des coop d'habitants .</text:span></text:p>
      <text:p text:style-name="P30">Réunions 1 ou 2 par mois</text:p>
      <text:p text:style-name="P29"/>
      <text:p text:style-name="P30">2- à distance : en complément d'un accompagnateur local* . Intervient sur le juridique et le financier ( contrats , subventions ) . Environ 2 % du coût des travaux HT , soit 25 000 € .</text:p>
      <text:p text:style-name="P30">Réunions2 ou 3 par an</text:p>
      <text:p text:style-name="P30">*L'accompagnateur local : capacité dynamique du groupe , recherche foncier , lien partenaires locaux , constructeurs , architecte …</text:p>
      <text:p text:style-name="P30"/>
      <text:p text:style-name="P30">SI nous sommes intéressés , en faire la demande au CA d'Habicoop . Possible selon charge de travail des salariées ( d'autres groupes en attente ) .</text:p>
      <text:p text:style-name="P30"/>
      <text:p text:style-name="P44">Pour constituer le groupe :</text:p>
      <text:p text:style-name="P30"/>
      <text:p text:style-name="P30">Relais sur les salons auxquels participe HABICOOP</text:p>
      <text:p text:style-name="P30">Si accompagnement complet aide au recrutement , animation des réunions d'information</text:p>
      <text:p text:style-name="P30">Adhérer à la fédération</text:p>
      <text:p text:style-name="P30">Mobiliser les administrateurs d'Habicoop pour présenter les coop d'habitants lors d'événements locauax ; si réunion publique avec réseau de l'économie sociale et solidaire , faire venir des élus .</text:p>
      <text:p text:style-name="P30"/>
      <text:p text:style-name="P30"><text:span text:style-name="T10">COORDIN'ACTION :</text:span> asso nationale en faveur de l'habitat participatif habitatparticipatif.net cartographie des projets , infos sur événements locaux , réseau habitat groupé ( annonces , actualités ) 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Khmer OS System1" svg:font-family="'Khmer OS System'" style:font-pitch="variable"/>
    <style:font-face style:name="Khmer OS System" svg:font-family="'Khmer OS System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shadow="none" text:number-lines="false" text:line-number="0" style:join-border="true">
        <style:tab-stops>
          <style:tab-stop style:position="8.5cm" style:type="center"/>
          <style:tab-stop style:position="17cm" style:type="right"/>
        </style:tab-stops>
      </style:paragraph-properties>
      <style:text-properties style:font-name="Khmer OS System" fo:font-family="'Khmer OS System'" style:font-style-name="Normal" style:font-pitch="variabl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-2cm" fo:margin-right="-1.799cm" fo:text-align="center" style:justify-single-word="false" fo:text-indent="0cm" style:auto-text-indent="false" style:page-number="auto" style:shadow="none" text:number-lines="false" text:line-number="0" style:join-border="true">
        <style:tab-stops>
          <style:tab-stop style:position="8.5cm" style:type="center"/>
          <style:tab-stop style:position="17cm" style:type="right"/>
        </style:tab-stops>
      </style:paragraph-properties>
      <style:text-properties style:font-name="Khmer OS System1" fo:font-size="10pt" fo:font-weight="bold" officeooo:rsid="001ab7cd" officeooo:paragraph-rsid="001ab7cd" style:font-size-asian="10pt" style:font-weight-asian="bold" style:font-size-complex="10pt" style:font-weight-complex="bold"/>
    </style:style>
    <style:style style:name="MP2" style:family="paragraph" style:parent-style-name="Footer">
      <style:paragraph-properties fo:margin-left="-2cm" fo:margin-right="-1.799cm" fo:text-align="center" style:justify-single-word="false" fo:text-indent="0cm" style:auto-text-indent="false" style:shadow="none" text:number-lines="false" text:line-number="0" style:join-border="true">
        <style:tab-stops>
          <style:tab-stop style:position="8.5cm" style:type="center"/>
          <style:tab-stop style:position="17cm" style:type="right"/>
        </style:tab-stops>
      </style:paragraph-properties>
      <style:text-properties style:font-name="Khmer OS System1" fo:font-size="10pt" fo:font-style="normal" fo:font-weight="bold" officeooo:rsid="001eaceb" officeooo:paragraph-rsid="001eaceb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normal" officeooo:rsid="001d8f1f" style:font-style-asian="normal" style:font-style-complex="normal"/>
    </style:style>
    <style:style style:name="MT4" style:family="text">
      <style:text-properties officeooo:rsid="003b021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011cm" fo:margin-bottom="0.332cm" fo:margin-left="1.588cm" fo:margin-right="0.813cm" fo:border="none" fo:padding="0.4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91cm" fo:margin-left="0cm" fo:margin-right="0cm" fo:margin-bottom="0.499cm"/>
      </style:header-style>
      <style:footer-style>
        <style:header-footer-properties svg:height="1.402cm" fo:margin-left="0cm" fo:margin-right="0cm" fo:margin-top="0.499cm" fo:border="none" fo:padding="0.4cm" style:shadow="none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176cm" svg:y="-2.011cm" svg:width="2.94cm" svg:height="2.196cm" draw:z-index="5"><draw:image xlink:href="Pictures/1000000000000237000001B3BBDC979EC30C9D63.jpg" xlink:type="simple" xlink:show="embed" xlink:actuate="onLoad"/></draw:frame></text:p>
      </style:header>
      <style:footer>
        <text:p text:style-name="MP1">Association <text:span text:style-name="MT1">PAILLEs, </text:span><text:span text:style-name="MT2">7 rue du Portail 71270 Torpes 03 85 7</text:span><text:span text:style-name="MT3">5</text:span><text:span text:style-name="MT2"> </text:span><text:span text:style-name="MT3">44</text:span><text:span text:style-name="MT2"> </text:span><text:span text:style-name="MT3">9</text:span><text:span text:style-name="MT2">3</text:span></text:p>
        <text:p text:style-name="MP2">SIRE<text:span text:style-name="MT4">T</text:span> 823 803 101 00018 APE 9499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0:58:43.088000000</meta:creation-date>
    <dc:date>2017-02-11T13:46:52.544727668</dc:date>
    <meta:editing-duration>PT2H30M12S</meta:editing-duration>
    <meta:editing-cycles>33</meta:editing-cycles>
    <meta:generator>LibreOffice/5.0.3.2$Linux_X86_64 LibreOffice_project/00m0$Build-2</meta:generator>
    <dc:creator>Françoise Bergère</dc:creator>
    <meta:document-statistic meta:table-count="0" meta:image-count="1" meta:object-count="0" meta:page-count="6" meta:paragraph-count="169" meta:word-count="3021" meta:character-count="16718" meta:non-whitespace-character-count="13832"/>
  </office:meta>
</office:document-meta>
</file>